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1" style:family="table-row">
      <style:table-row-properties style:min-row-height="1.667cm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style:language-complex="ar" style:country-complex="SA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Основной_20_шрифт_20_абзаца"><text:span text:style-name="T2"><draw:frame draw:style-name="fr2" draw:name="graphics1" text:anchor-type="as-char" svg:width="0.85cm" svg:height="0.93cm" draw:z-index="2"><draw:image xlink:href="../../odt_eng/images/0174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Integral part</text:h>
          </table:table-cell>
        </table:table-row>
        <table:table-row>
          <table:table-cell table:style-name="Table1.A2" office:value-type="string">
            <text:p text:style-name="P1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2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3" draw:name="Графический объект2" text:anchor-type="as-char" svg:width="1.799cm" svg:height="1.3cm" draw:z-index="0"><draw:image xlink:href="../../odt_eng/images/017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The unit implements the operation of separation of the integral part of an input signal.</text:p>
            <text:p text:style-name="P2">The integral part is understood as a nearest integer rounded down (in terms of absolute value). I. e., the integral part of a positive number is less than or equal to the number, while the integral part of a negative number is more than or equal to the number (see the Figure):</text:p>
            <text:p text:style-name="P3"><draw:frame draw:style-name="fr1" draw:name="Frame1" text:anchor-type="paragraph" svg:x="5.489cm" svg:y="0.101cm" svg:width="7.124cm" draw:z-index="0"><draw:text-box fo:min-height="0.614cm"><text:p text:style-name="P4"><text:span text:style-name="Strong_20_Emphasis"><text:span text:style-name="T8">Integral part of linear function</text:span></text:span><text:span text:style-name="T8"> </text:span></text:p></draw:text-box></draw:frame><draw:frame draw:style-name="fr1" draw:name="Frame2" text:anchor-type="paragraph" svg:x="5.754cm" svg:y="9.144cm" svg:width="7.124cm" draw:z-index="1"><draw:text-box fo:min-height="0.614cm"><text:p text:style-name="P4"><text:span text:style-name="Strong_20_Emphasis"><text:span text:style-name="T8">Time, t (s)</text:span></text:span><text:span text:style-name="T8"> </text:span></text:p></draw:text-box></draw:frame><text:span text:style-name="Основной_20_шрифт_20_абзаца"><text:span text:style-name="T3"><draw:frame draw:style-name="fr3" draw:name="Графический объект3" text:anchor-type="as-char" svg:width="10.583cm" svg:height="10.583cm" draw:z-index="0"><draw:image xlink:href="../../odt_eng/images/0174_sample.PNG" xlink:type="simple" xlink:show="embed" xlink:actuate="onLoad"/></draw:frame></text:span></text:span></text:p>
            <text:p text:style-name="P2">Integral part calculation algorithm:</text:p>
            <text:p text:style-name="Text_20_body"><text:span text:style-name="Основной_20_шрифт_20_абзаца"><text:span text:style-name="T1"><draw:frame draw:style-name="fr4" draw:name="Объект1" text:anchor-type="as-char" svg:width="11.823cm" svg:height="1.4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4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output signal,</text:span></text:span><text:span text:style-name="Основной_20_шрифт_20_абзаца"><text:span text:style-name="T1"><draw:frame draw:style-name="fr4" draw:name="Object11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unit input signal,</text:span></text:span><text:span text:style-name="Основной_20_шрифт_20_абзаца"><text:span text:style-name="T1"><draw:frame draw:style-name="fr4" draw:name="Object1" text:anchor-type="as-char" svg:width="0.5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 is for set of integers.</text:span></text:span></text:p>
            <text:p text:style-name="Text_20_body"><text:span text:style-name="Основной_20_шрифт_20_абзаца"><text:span text:style-name="T1">In case of a </text:span></text:span><text:span text:style-name="Основной_20_шрифт_20_абзаца"><text:span text:style-name="T4">vector </text:span></text:span><text:span text:style-name="Основной_20_шрифт_20_абзаца"><text:span text:style-name="T1">input signal the unit implements the operation of separation of the integral part for each element of the input </text:span></text:span><text:span text:style-name="Основной_20_шрифт_20_абзаца"><text:span text:style-name="T4">vector </text:span></text:span><text:span text:style-name="Основной_20_шрифт_20_абзаца"><text:span text:style-name="T1">value.</text:span></text:span></text:p>
            <text:p text:style-name="Text_20_body"><text:span text:style-name="Основной_20_шрифт_20_абзаца"><text:span text:style-name="T5">Properti</text:span></text:span><text:span text:style-name="Основной_20_шрифт_20_абзаца"><text:span text:style-name="T5">es</text:span></text:span><text:span text:style-name="Основной_20_шрифт_20_абзаца"><text:span text:style-name="T1">: no properties are required for operation of the unit.</text:span></text:span><text:span text:style-name="Основной_20_шрифт_20_абзаца"><text:span text:style-name="T1"><text:line-break/></text:span></text:span><text:span text:style-name="Основной_20_шрифт_20_абзаца"><text:span text:style-name="T5">Note</text:span></text:span><text:span text:style-name="Основной_20_шрифт_20_абзаца"><text:span text:style-name="T1">: output signal dimension is always equal to the input signal dimension.</text:span></text:span>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Целая часть</dc:title>
    <meta:creation-date>2012-04-23T04:59:00Z</meta:creation-date>
    <dc:date>2012-04-25T10:15:08.43</dc:date>
    <meta:editing-cycles>9</meta:editing-cycles>
    <meta:editing-duration>PT4H48M</meta:editing-duration>
    <meta:document-statistic meta:table-count="1" meta:image-count="3" meta:object-count="4" meta:page-count="2" meta:paragraph-count="16" meta:word-count="152" meta:character-count="86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7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ax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≤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with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</mrow>
                </mtd>
              </mtr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in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≥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with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y(t) = left lbrace stack{

"int" left [ u(t) right ] ~=~ max left ( {n in Z} ~divides~ {n &lt;= u(t)} right )  , ~ with ~u(t) &gt;=0 #

"int" left [ u(t) right ] ~=~ min left ( {n in Z} ~divides~ {n &gt;= u(t)} right )  , ~ with ~u(t) &lt;0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